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50a" officeooo:paragraph-rsid="000e850a"/>
    </style:style>
    <style:style style:name="T1" style:family="text">
      <style:text-properties officeooo:rsid="000e8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EEE Circuits and Systems Society - CAS ou também conhecida como capítulo de eletrônica. É um capitulo técnico que tem como missão levar conhecimentos e práticas em circuitos eletrônicos seja em modelagem, simulação e construção. Aos seus membros independente do períodos do mesmo. </text:p>
      <text:p text:style-name="Standard"/>
      <text:p text:style-name="Standard">Atividades</text:p>
      <text:p text:style-name="Standard">Construção CNC <text:span text:style-name="T1">2D</text:span></text:p>
      <text:p text:style-name="Standard"/>
      <text:p text:style-name="Standard">Objetivo em fabricação de fabricação de placas circuito impresso também chamadas, do Inglês, PCB (Printed Circuit Boards). Permitindo que fabricar mais rapidamente e em maior qualidade do que quando comparada com a forma tradicional usando elementos químicos como por exemplo ácido para corrosão.</text:p>
      <text:p text:style-name="Standard"/>
      <text:p text:style-name="Standard">[foto]</text:p>
      <text:p text:style-name="Standard">Modelagem usando fusion 360</text:p>
      <text:p text:style-name="Standard"/>
      <text:p text:style-name="Standard">* Noção de mecânica.</text:p>
      <text:p text:style-name="Standard">* CAD 2D e 3D com Fusion 360.</text:p>
      <text:p text:style-name="Standard">* <text:span text:style-name="T1">Trabalhar com motores de passo.</text:span></text:p>
      <text:p text:style-name="Standard">* Proteus.</text:p>
      <text:p text:style-name="Standard">* Programação C/C++.</text:p>
      <text:p text:style-name="Standard"/>
      <text:p text:style-name="Standard"/>
      <text:p text:style-name="Standard">Atual presidente</text:p>
      <text:p text:style-name="Standard"/>
      <text:p text:style-name="Standard">[foto]</text:p>
      <text:p text:style-name="Standard">Wesley Mateus Cantarino</text:p>
      <text:p text:style-name="Standard">graduando engenharia elétrica - telecomunicações </text:p>
      <text:p text:style-name="Standard"/>
      <text:p text:style-name="Standard">contatos</text:p>
      <text:p text:style-name="Standard">* <text:a xlink:type="simple" xlink:href="mailto:ieee.cas@engenharia.ufjf.br" text:style-name="Internet_20_link" text:visited-style-name="Visited_20_Internet_20_Link">ieee.cas@engenharia.ufjf.br</text:a></text:p>
      <text:p text:style-name="P1">* <text:a xlink:type="simple" xlink:href="mailto:wesley.cantarino@ieee.org" text:style-name="Internet_20_link" text:visited-style-name="Visited_20_Internet_20_Link">wesley.cantarino@ieee.org</text:a> (presidente)</text:p>
      <text:p text:style-name="Standard">* github.com/CAS-IEEE-UFJF </text:p>
      <text:p text:style-name="Standard"><text:s text:c="2"/>Uso do <text:span text:style-name="T1">G</text:span>it<text:span text:style-name="T1">H</text:span>ub para gerenciar projetos de forma mais transparente a to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22:25:22.548614462</meta:creation-date>
    <dc:date>2019-04-13T22:31:08.489100773</dc:date>
    <meta:editing-duration>PT5M49S</meta:editing-duration>
    <meta:editing-cycles>1</meta:editing-cycles>
    <meta:document-statistic meta:table-count="0" meta:image-count="0" meta:object-count="0" meta:page-count="1" meta:paragraph-count="20" meta:word-count="149" meta:character-count="1023" meta:non-whitespace-character-count="889"/>
    <meta:generator>LibreOffice/6.0.7.3$Linux_X86_64 LibreOffice_project/00m0$Build-3</meta:generator>
  </office:meta>
</office:document-meta>
</file>